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ffe9" officeooo:paragraph-rsid="001dffe9"/>
    </style:style>
    <style:style style:name="P2" style:family="paragraph" style:parent-style-name="Standard">
      <style:text-properties officeooo:rsid="0021a469" officeooo:paragraph-rsid="0021a469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  <style:text-properties officeooo:rsid="0029da1d" officeooo:paragraph-rsid="0029da1d"/>
    </style:style>
    <style:style style:name="P5" style:family="paragraph" style:parent-style-name="Standard">
      <style:paragraph-properties fo:margin-top="0.201cm" fo:margin-bottom="0.201cm" style:contextual-spacing="false" fo:line-height="150%"/>
      <style:text-properties officeooo:rsid="001dffe9" officeooo:paragraph-rsid="001dffe9"/>
    </style:style>
    <style:style style:name="P6" style:family="paragraph" style:parent-style-name="Standard">
      <style:paragraph-properties fo:margin-top="0.201cm" fo:margin-bottom="0.201cm" style:contextual-spacing="false" fo:line-height="150%"/>
    </style:style>
    <style:style style:name="P7" style:family="paragraph" style:parent-style-name="Standard">
      <style:paragraph-properties fo:margin-top="0.201cm" fo:margin-bottom="0.201cm" style:contextual-spacing="false" fo:line-height="150%"/>
      <style:text-properties officeooo:paragraph-rsid="0029da1d"/>
    </style:style>
    <style:style style:name="P8" style:family="paragraph" style:parent-style-name="Standard">
      <style:paragraph-properties fo:margin-top="0.201cm" fo:margin-bottom="0.201cm" style:contextual-spacing="false" fo:line-height="150%">
        <style:tab-stops>
          <style:tab-stop style:position="3.32cm"/>
        </style:tab-stops>
      </style:paragraph-properties>
      <style:text-properties officeooo:paragraph-rsid="0025fdc2"/>
    </style:style>
    <style:style style:name="P9" style:family="paragraph" style:parent-style-name="Standard">
      <style:paragraph-properties fo:margin-top="0.201cm" fo:margin-bottom="0.201cm" style:contextual-spacing="false" fo:line-height="150%"/>
      <style:text-properties officeooo:paragraph-rsid="001def2a"/>
    </style:style>
    <style:style style:name="T1" style:family="text">
      <style:text-properties officeooo:rsid="001def2a"/>
    </style:style>
    <style:style style:name="T2" style:family="text">
      <style:text-properties officeooo:rsid="001dffe9"/>
    </style:style>
    <style:style style:name="T3" style:family="text">
      <style:text-properties officeooo:rsid="001fec09"/>
    </style:style>
    <style:style style:name="T4" style:family="text">
      <style:text-properties fo:color="#000000" loext:opacity="100%" officeooo:rsid="0025fdc2" fo:background-color="#ff6d6d" loext:char-shading-value="0"/>
    </style:style>
    <style:style style:name="T5" style:family="text">
      <style:text-properties fo:color="#000000" loext:opacity="100%" officeooo:rsid="0026645e" fo:background-color="#ff6d6d" loext:char-shading-value="0"/>
    </style:style>
    <style:style style:name="T6" style:family="text">
      <style:text-properties fo:color="#000000" loext:opacity="100%" officeooo:rsid="00283382" fo:background-color="#ff6d6d" loext:char-shading-value="0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1dffe9" style:font-weight-asian="bold" style:font-weight-complex="bold"/>
    </style:style>
    <style:style style:name="T9" style:family="text">
      <style:text-properties fo:color="#000000" loext:opacity="100%" fo:font-weight="bold" officeooo:rsid="001def2a" style:font-weight-asian="bold" style:font-weight-complex="bold"/>
    </style:style>
    <style:style style:name="T10" style:family="text">
      <style:text-properties fo:color="#000000" loext:opacity="100%" fo:font-weight="bold" officeooo:rsid="0026645e" fo:background-color="#ff6d6d" loext:char-shading-value="0" style:font-weight-asian="bold" style:font-weight-complex="bold"/>
    </style:style>
    <style:style style:name="T11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background-color="#ff6d6d" loext:char-shading-value="0"/>
    </style:style>
    <style:style style:name="T14" style:family="text">
      <style:text-properties officeooo:rsid="0026645e" fo:background-color="#ff6d6d" loext:char-shading-value="0"/>
    </style:style>
    <style:style style:name="T15" style:family="text">
      <style:text-properties officeooo:rsid="0025fdc2" fo:background-color="#ff6d6d" loext:char-shading-value="0"/>
    </style:style>
    <style:style style:name="T16" style:family="text">
      <style:text-properties officeooo:rsid="00283382" fo:background-color="#ff6d6d" loext:char-shading-value="0"/>
    </style:style>
    <style:style style:name="T17" style:family="text">
      <style:text-properties officeooo:rsid="0029da1d" fo:background-color="#ff6d6d" loext:char-shading-value="0"/>
    </style:style>
    <style:style style:name="T18" style:family="text">
      <style:text-properties officeooo:rsid="0026645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6645e" style:font-weight-asian="bold" style:font-weight-complex="bold"/>
    </style:style>
    <style:style style:name="T21" style:family="text">
      <style:text-properties fo:font-weight="bold" officeooo:rsid="001dffe9" style:font-weight-asian="bold" style:font-weight-complex="bold"/>
    </style:style>
    <style:style style:name="T22" style:family="text">
      <style:text-properties fo:font-weight="bold" officeooo:rsid="001def2a" style:font-weight-asian="bold" style:font-weight-complex="bold"/>
    </style:style>
    <style:style style:name="T23" style:family="text">
      <style:text-properties fo:font-weight="bold" officeooo:rsid="0025fdc2" fo:background-color="#ff6d6d" loext:char-shading-value="0" style:font-weight-asian="bold" style:font-weight-complex="bold"/>
    </style:style>
    <style:style style:name="T24" style:family="text">
      <style:text-properties fo:font-weight="bold" officeooo:rsid="00283382" fo:background-color="#ff6d6d" loext:char-shading-value="0" style:font-weight-asian="bold" style:font-weight-complex="bold"/>
    </style:style>
    <style:style style:name="T25" style:family="text">
      <style:text-properties fo:font-weight="bold" officeooo:rsid="0026645e" fo:background-color="#ff6d6d" loext:char-shading-value="0" style:font-weight-asian="bold" style:font-weight-complex="bold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officeooo:rsid="00283382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officeooo:rsid="0029d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">Overwhelmed – Pitch</text:span><text:span text:style-name="T11"> </text:span></text:p>
      <text:p text:style-name="P3"><text:span text:style-name="T11">60</text:span> - Das ist laut der Wissenschaft die Zahl der Ernten, die wir auf <text:span text:style-name="T2">d</text:span>eutschen Böden noch erwarten können, bevor diese <text:span text:style-name="T26">versanden</text:span>, all ihre <text:span text:style-name="T2">N</text:span>ährstoffe abgegeben haben oder einfach von dem nächsten Starkregen weg geschw<text:span text:style-name="T2">e</text:span>mmt werden.</text:p>
      <text:p text:style-name="Standard"/>
      <text:p text:style-name="P6">- Haben <text:span text:style-name="T29">Si</text:span>e sich schon mal <text:span text:style-name="T19">ernsthaft</text:span> überlegt, wie wir diese<text:span text:style-name="T1">n</text:span> weltweite<text:span text:style-name="T27">n</text:span> <text:span text:style-name="T27">ö</text:span>kologisch<text:span text:style-name="T1">en Rückgang</text:span> <text:s/>bewältigen wollen?</text:p>
      <text:p text:style-name="P5">- Mit Permakultur wollen wir <text:span text:style-name="T19">perma</text:span>nente <text:span text:style-name="T19">Landwirtschafts-</text:span><text:span text:style-name="T20">S</text:span><text:span text:style-name="T19">ysteme</text:span> aufbauen.</text:p>
      <text:p text:style-name="P7"><text:span text:style-name="T21">- Das heißt</text:span><text:span text:style-name="T2"> nach einer initialen </text:span><text:span text:style-name="T1">A</text:span>ufbauzeit von <text:span text:style-name="T28">7</text:span> Jahren, <text:span text:style-name="T2">können wir ein, </text:span>für die nächsten <text:span text:style-name="T19">100</text:span> Jahre, <text:s/>stabiles und sich selbst erhaltendes Ökosystem <text:span text:style-name="T27">schaffen.</text:span> <text:span text:style-name="T17">Dieses</text:span><text:span text:style-name="T16"> <text:s/></text:span><text:span text:style-name="T4">regenerier</text:span><text:span text:style-name="T6">t </text:span><text:span text:style-name="T4">die kaputten Böden im laufe der Zeit </text:span><text:span text:style-name="T5">und</text:span><text:span text:style-name="T4"> </text:span><text:span text:style-name="T5">erzeug</text:span><text:span text:style-name="T6">t</text:span><text:span text:style-name="T5"> dabei nebenbei noch Essen für Menschen</text:span>.</text:p>
      <text:p text:style-name="P6">- Das <text:span text:style-name="T19">Problem</text:span> <text:span text:style-name="T2">an Permakultur </text:span>ist <text:span text:style-name="T2">aber</text:span>, das<text:span text:style-name="T2">s</text:span> Ökosysteme so <text:span text:style-name="T7">komplex</text:span> sind; und das es<text:span text:style-name="T7"> </text:span><text:span text:style-name="T8">j</text:span><text:span text:style-name="T7">ahrelange </text:span><text:span text:style-name="T9">E</text:span><text:span text:style-name="T7">rfahrungen</text:span> braucht dieses Design auch <text:span text:style-name="T19">gut</text:span> zu machen.</text:p>
      <text:p text:style-name="P6">- Ich <text:span text:style-name="T19">löse</text:span> dieses Problem, indem ich eine <text:span text:style-name="T19">Computergestützte Designsoftware</text:span> entwickle, die den Planer bei den grundsätzlichen Fragen starke Hilfestellungen gibt.</text:p>
      <text:p text:style-name="P8"><text:span text:style-name="T15">- Es wird dadurch möglich ein Grundstück </text:span><text:span text:style-name="T17">erst </text:span><text:span text:style-name="T14">als </text:span><text:span text:style-name="T15">digital</text:span><text:span text:style-name="T14">es 3D Modell </text:span><text:span text:style-name="T15">zu </text:span><text:span text:style-name="T24">p</text:span><text:span text:style-name="T23">lanen</text:span><text:span text:style-name="T15">, </text:span><text:span text:style-name="T14">die Entwicklung des Systems</text:span><text:span text:style-name="T15"> bei den zu erwartenden </text:span><text:span text:style-name="T14">Wetterbedingungen</text:span><text:span text:style-name="T15"> zu </text:span><text:span text:style-name="T23">simulieren</text:span><text:span text:style-name="T15"> u</text:span><text:span text:style-name="T16">m</text:span><text:span text:style-name="T15"> </text:span><text:span text:style-name="T14">so </text:span><text:span text:style-name="T10">sicher zu stellen</text:span><text:span text:style-name="T14">, dass dieses nach dem realen Aufbau auch </text:span><text:span text:style-name="T25">funktionieren</text:span><text:span text:style-name="T14"> wird.</text:span></text:p>
      <text:p text:style-name="P6">- Dadurch wird die Software zur <text:span text:style-name="T19">Schlüsseltechnologie</text:span> in der Verbreitung von Permakultur, da <text:span text:style-name="T18">sie</text:span> Umweltplaner<text:span text:style-name="T2">n</text:span> ermöglicht <text:span text:style-name="T22">P</text:span><text:span text:style-name="T19">lanungsdienstleistungen</text:span> <text:span text:style-name="T1">anzubieten </text:span><text:span text:style-name="T2">und dabei</text:span> Hilfestellungen zu erhalten.</text:p>
      <text:p text:style-name="P9"><text:span text:style-name="T2">- Lass</text:span><text:span text:style-name="T29">en Sie </text:span><text:span text:style-name="T2">uns diesen Ökologischen wandel</text:span> <text:span text:style-name="T21">gemeinsam</text:span><text:span text:style-name="T2"> angehen, indem wir </text:span><text:span text:style-name="T3">aus der Idee diese Woche ein Konzept erarbeiten.</text:span></text:p>
      <text:p text:style-name="P5">- Wenn Sie noch einen tieferen <text:span text:style-name="T3">E</text:span>inblick bekommen wollen, kann ich ihnen gerne später im persönlichen Dialog noch mehr<text:span text:style-name="T13"> </text:span><text:span text:style-name="T14">zu den technischen Details</text:span><text:span text:style-name="T18"> </text:span>erzählen.</text:p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17:15:04.151952462</meta:creation-date>
    <dc:date>2022-03-14T20:45:16.882827756</dc:date>
    <meta:editing-duration>PT1H21M20S</meta:editing-duration>
    <meta:editing-cycles>3</meta:editing-cycles>
    <meta:generator>LibreOffice/7.2.5.2.0$Linux_X86_64 LibreOffice_project/20$Build-2</meta:generator>
    <meta:document-statistic meta:table-count="0" meta:image-count="0" meta:object-count="0" meta:page-count="1" meta:paragraph-count="11" meta:word-count="254" meta:character-count="1728" meta:non-whitespace-character-count="1480"/>
  </office:meta>
</office:document-meta>
</file>